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674" officeooo:paragraph-rsid="0002667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6674" officeooo:paragraph-rsid="00026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ease</text:p>
      <text:p text:style-name="P1">Primero de todo precísase do repositorio, despois dos executables, neste caso .jar. Ao ter proxectos de java de programación utiliceinos, e para facelos .jar no netBeans tiven que ir ao proxecto darlle clicl esquerdo+clean and build.</text:p>
      <text:p text:style-name="P1">Ao ter os executables abrimos o terminal e creamos as etiquetas para gitHub a través dos seguintes comandos:</text:p>
      <text:p text:style-name="P1">$git tag -a “version” -m “comentario”</text:p>
      <text:p text:style-name="P1">$git push origin –tags</text:p>
      <text:p text:style-name="P1">Eu creei as seguintes etiquetas v6.1 <text:s text:c="2"/>v6.2 <text:s text:c="3"/>v6.3 <text:s text:c="3"/>v7.1 <text:s text:c="4"/>v7.2, a maioria faen referencia aos nomes dos executables, exceptuando a v6.1.</text:p>
      <text:p text:style-name="P1">Para crear as release a partir das etiquetas entramos en gitHub, no noso repositorio no que hemos subido as etiquetas. E na dereita damos click nas tags, seguido disto damoslle a crear release a partir da etiqueta, ao seleccionar a etiqueta, subimos o executable e xa estaría finalizado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8:35:33.578139517</meta:creation-date>
    <dc:date>2022-10-26T08:47:11.434558827</dc:date>
    <meta:editing-duration>PT11M38S</meta:editing-duration>
    <meta:editing-cycles>1</meta:editing-cycles>
    <meta:document-statistic meta:table-count="0" meta:image-count="0" meta:object-count="0" meta:page-count="1" meta:paragraph-count="7" meta:word-count="134" meta:character-count="836" meta:non-whitespace-character-count="697"/>
    <meta:generator>LibreOffice/7.3.6.2$Linux_X86_64 LibreOffice_project/30$Build-2</meta:generator>
  </office:meta>
</office:document-meta>
</file>